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10d" officeooo:paragraph-rsid="0019410d"/>
    </style:style>
    <style:style style:name="P2" style:family="paragraph" style:parent-style-name="Standard" style:list-style-name="L1">
      <style:text-properties officeooo:paragraph-rsid="001d66b5"/>
    </style:style>
    <style:style style:name="P3" style:family="paragraph" style:parent-style-name="Standard" style:list-style-name="L1">
      <style:text-properties officeooo:paragraph-rsid="001ecd02"/>
    </style:style>
    <style:style style:name="P4" style:family="paragraph" style:parent-style-name="Standard" style:list-style-name="L1">
      <style:text-properties officeooo:rsid="0019410d" officeooo:paragraph-rsid="001c3279"/>
    </style:style>
    <style:style style:name="P5" style:family="paragraph" style:parent-style-name="Standard" style:list-style-name="L1">
      <style:text-properties officeooo:rsid="001d61f3" officeooo:paragraph-rsid="001d61f3"/>
    </style:style>
    <style:style style:name="P6" style:family="paragraph" style:parent-style-name="Standard" style:list-style-name="L1">
      <style:text-properties officeooo:rsid="00114693" officeooo:paragraph-rsid="001c3279"/>
    </style:style>
    <style:style style:name="P7" style:family="paragraph" style:parent-style-name="Standard" style:list-style-name="L1">
      <style:text-properties officeooo:rsid="00134b59" officeooo:paragraph-rsid="001af472"/>
    </style:style>
    <style:style style:name="P8" style:family="paragraph" style:parent-style-name="Standard" style:list-style-name="L1">
      <style:text-properties officeooo:rsid="001c3279" officeooo:paragraph-rsid="001c3279"/>
    </style:style>
    <style:style style:name="P9" style:family="paragraph" style:parent-style-name="Standard" style:list-style-name="L1">
      <style:text-properties officeooo:rsid="000f9cb2" officeooo:paragraph-rsid="001ecd02"/>
    </style:style>
    <style:style style:name="T1" style:family="text">
      <style:text-properties officeooo:rsid="001b0ab4"/>
    </style:style>
    <style:style style:name="T2" style:family="text">
      <style:text-properties officeooo:rsid="001ecd02"/>
    </style:style>
    <style:style style:name="T3" style:family="text">
      <style:text-properties officeooo:rsid="0019ba1c"/>
    </style:style>
    <style:style style:name="T4" style:family="text">
      <style:text-properties officeooo:rsid="001d66b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ecd02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ecd02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ecd02" style:font-weight-asian="normal" style:font-weight-complex="normal"/>
    </style:style>
    <style:style style:name="T12" style:family="text">
      <style:text-properties officeooo:rsid="001f19a2"/>
    </style:style>
    <style:style style:name="T13" style:family="text">
      <style:text-properties officeooo:rsid="001146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4.</text:p>
      <text:p text:style-name="P1"/>
      <text:list text:style-name="L1">
        <text:list-item>
          <text:p text:style-name="P4">по 5.11: зачем в боди вставлять контейнер, почему нельзя задать эти же стили боди?<text:line-break/></text:p>
        </text:list-item>
        <text:list-item>
          <text:p text:style-name="P5">по 5.19: весь майн обернули в div.container, ЗАЧЕМ, это ж дублирование тегов?</text:p>
          <text:p text:style-name="P4"/>
        </text:list-item>
        <text:list-item>
          <text:p text:style-name="P6">Где как и когда мы указываем размеры страницы?</text:p>
        </text:list-item>
        <text:list-item>
          <text:p text:style-name="P3"><text:span text:style-name="T2">критерий ТЕСТ-3: </text:span>У каждой страницы <text:span text:style-name="T6">есть минимальная ширина по фрейму.<text:line-break/></text:span><text:span text:style-name="T10">- </text:span><text:span text:style-name="T11">мы указываем min-height?</text:span></text:p>
          <text:p text:style-name="P3"><text:span text:style-name="T11"/></text:p>
        </text:list-item>
        <text:list-item>
          <text:p text:style-name="P3"><text:span text:style-name="T11">критерий ТЕСТ-4: Переполнение. <text:line-break/>- как проверить, <text:line-break/>- как отследить,<text:line-break/>- как сделать чтобы переполнения не было?</text:span></text:p>
          <text:p text:style-name="P6"/>
        </text:list-item>
        <text:list-item>
          <text:p text:style-name="P5">Когда выставляем wight а когда max-wight <text:span text:style-name="T12">и min-width</text:span>?<text:line-break/>- <text:span text:style-name="T12">могут ли эти свойства использоваться одновременно?</text:span><text:line-break/></text:p>
        </text:list-item>
        <text:list-item>
          <text:p text:style-name="P5">где и когда убираем отступы по умолчанию?</text:p>
          <text:p text:style-name="P7"/>
        </text:list-item>
        <text:list-item>
          <text:p text:style-name="P7">Седона: у боди — фон светло серый, у секций — белый + тень?<text:line-break/> При том ка<text:span text:style-name="T1">к</text:span>-то хитро — там где картинки — теней вроде бы нет? Надо делать?</text:p>
          <text:p text:style-name="P7"/>
        </text:list-item>
        <text:list-item>
          <text:p text:style-name="P8">Смысл стики-футер. Нужен ли он в седоне?</text:p>
          <text:p text:style-name="P8"/>
        </text:list-item>
        <text:list-item>
          <text:p text:style-name="P2"><text:span text:style-name="T4">ДЗ5. Чтобы поставить img.hero нужно задать дисплей flex? Иначе марджины схлопываются?</text:span></text:p>
          <text:p text:style-name="P3"/>
        </text:list-item>
        <text:list-item>
          <text:p text:style-name="P9">Есть разница в каком порядке подключить в &lt;head&gt; шрифты <text:span text:style-name="T2">и</text:span> стили?</text:p>
          <text:p text:style-name="P9"/>
        </text:list-item>
        <text:list-item>
          <text:p text:style-name="P9">Как лучше подключать шрифты — в CSS (а если css не подключится?) или в &lt;head&gt; как ссылку на гугл-шрифты?</text:p>
          <text:p text:style-name="P9"/>
        </text:list-item>
        <text:list-item>
          <text:p text:style-name="P3"><text:span text:style-name="T3">box-sizing: border-box. </text:span>На курсе это единственный случай, где он разрешен. <text:line-break/><text:span text:style-name="T3">А что с ним не так?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1.41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283*" fo:start-indent="0cm" fo:end-indent="0.249cm"/>
          <style:column style:rel-width="335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8:07:27.449507792</meta:creation-date>
    <dc:date>2024-02-18T09:17:08.767036679</dc:date>
    <meta:editing-duration>PT2H21M36S</meta:editing-duration>
    <meta:editing-cycles>7</meta:editing-cycles>
    <meta:generator>LibreOffice/7.6.2.1$Linux_X86_64 LibreOffice_project/60$Build-1</meta:generator>
    <meta:document-statistic meta:table-count="0" meta:image-count="0" meta:object-count="0" meta:page-count="1" meta:paragraph-count="14" meta:word-count="265" meta:character-count="1121" meta:non-whitespace-character-count="949"/>
  </office:meta>
</office:document-meta>
</file>